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Standard">
      <style:text-properties style:font-name="Arial1" fo:font-size="10pt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lectronic invoice handling</text:h>
      <text:p text:style-name="P1">Invoices is imported and handled by the system (according to users role - controlled by ACL2) before exported to accounting system.</text:p>
      <text:p text:style-name="P1">The import filters currently handles cvs ,BBS and XML files (the vendors has to agree on a template)</text:p>
      <text:p text:style-name="P1">The export format is defined by a drop-in filter per target system(currently two systems is supported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3:23:02</meta:creation-date>
    <dc:creator>Sigurd Nes</dc:creator>
    <dc:date>2007-03-06T13:28:48</dc:date>
    <dc:language>en-US</dc:language>
    <meta:editing-cycles>2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59" meta:character-count="361"/>
  </office:meta>
</office:document-meta>
</file>